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1" svg:font-family="Arial"/>
    <style:font-face style:name="OpenSymbol" svg:font-family="OpenSymbol"/>
    <style:font-face style:name="맑은 고딕" svg:font-family="'맑은 고딕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표1" style:family="table" style:master-page-name="Standard">
      <style:table-properties style:width="14.914cm" fo:margin-left="0.113cm" fo:margin-right="-0.026cm" fo:margin-top="0.101cm" fo:margin-bottom="0cm" style:page-number="auto" table:align="margins" style:may-break-between-rows="false" table:border-model="collapsing"/>
    </style:style>
    <style:style style:name="표1.A" style:family="table-column">
      <style:table-column-properties style:column-width="3.066cm" style:rel-column-width="1738*"/>
    </style:style>
    <style:style style:name="표1.B" style:family="table-column">
      <style:table-column-properties style:column-width="3.034cm" style:rel-column-width="1720*"/>
    </style:style>
    <style:style style:name="표1.C" style:family="table-column">
      <style:table-column-properties style:column-width="0.549cm" style:rel-column-width="311*"/>
    </style:style>
    <style:style style:name="표1.D" style:family="table-column">
      <style:table-column-properties style:column-width="2.443cm" style:rel-column-width="1385*"/>
    </style:style>
    <style:style style:name="표1.E" style:family="table-column">
      <style:table-column-properties style:column-width="5.823cm" style:rel-column-width="3301*"/>
    </style:style>
    <style:style style:name="표1.1" style:family="table-row">
      <style:table-row-properties style:min-row-height="0.653cm" style:keep-together="true" fo:keep-together="auto"/>
    </style:style>
    <style:style style:name="표1.A1" style:family="table-cell">
      <style:table-cell-properties style:vertical-align="middle" fo:background-color="transparent" fo:padding-left="0.18cm" fo:padding-right="0.18cm" fo:padding-top="0.049cm" fo:padding-bottom="0.049cm" fo:border="0.018cm solid #000000" style:shadow="none">
        <style:background-image/>
      </style:table-cell-properties>
    </style:style>
    <style:style style:name="표1.A2" style:family="table-cell">
      <style:table-cell-properties style:vertical-align="middle" fo:background-color="#cccc99" fo:padding-left="0.18cm" fo:padding-right="0.18cm" fo:padding-top="0.049cm" fo:padding-bottom="0.049cm" fo:border-left="0.018cm solid #000000" fo:border-right="0.018cm solid #000000" fo:border-top="none" fo:border-bottom="0.018cm solid #000000" style:shadow="none">
        <style:background-image/>
      </style:table-cell-properties>
    </style:style>
    <style:style style:name="표1.B2" style:family="table-cell">
      <style:table-cell-properties style:vertical-align="middle" fo:padding-left="0.18cm" fo:padding-right="0.18cm" fo:padding-top="0.049cm" fo:padding-bottom="0.049cm" fo:border-left="0.018cm solid #000000" fo:border-right="0.018cm solid #000000" fo:border-top="none" fo:border-bottom="0.018cm solid #000000" style:shadow="none"/>
    </style:style>
    <style:style style:name="표1.D3" style:family="table-cell">
      <style:table-cell-properties style:vertical-align="middle" fo:background-color="#cccc99" fo:padding-left="0.18cm" fo:padding-right="0.18cm" fo:padding-top="0.049cm" fo:padding-bottom="0.049cm" fo:border="0.018cm solid #000000" style:shadow="none">
        <style:background-image/>
      </style:table-cell-properties>
    </style:style>
    <style:style style:name="표1.E3" style:family="table-cell" style:data-style-name="N0">
      <style:table-cell-properties style:vertical-align="middle" fo:padding-left="0.18cm" fo:padding-right="0.18cm" fo:padding-top="0.049cm" fo:padding-bottom="0.049cm" fo:border="0.018cm solid #000000" style:shadow="none"/>
    </style:style>
    <style:style style:name="표1.4" style:family="table-row">
      <style:table-row-properties style:min-row-height="1.217cm" style:keep-together="true" fo:keep-together="auto"/>
    </style:style>
    <style:style style:name="표1.B4" style:family="table-cell">
      <style:table-cell-properties style:vertical-align="middle" fo:padding-left="0.18cm" fo:padding-right="0.18cm" fo:padding-top="0.049cm" fo:padding-bottom="0.049cm" fo:border="0.018cm solid #000000" style:shadow="none"/>
    </style:style>
    <style:style style:name="표1.B5" style:family="table-cell">
      <style:table-cell-properties style:vertical-align="middle" fo:background-color="#cccc99" fo:padding-left="0.18cm" fo:padding-right="0.18cm" fo:padding-top="0.049cm" fo:padding-bottom="0.049cm" fo:border-left="0.018cm solid #000000" fo:border-right="none" fo:border-top="none" fo:border-bottom="0.018cm solid #000000" style:shadow="none">
        <style:background-image/>
      </style:table-cell-properties>
    </style:style>
    <style:style style:name="P1" style:family="paragraph" style:parent-style-name="바탕글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2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3" style:family="paragraph" style:parent-style-name="바탕글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4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5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-0.06cm" style:letter-kerning="false" style:font-name-asian="맑은 고딕" style:font-size-asian="10pt" style:font-name-complex="맑은 고딕" style:font-size-complex="10pt"/>
    </style:style>
    <style:style style:name="P6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2pt" fo:letter-spacing="normal" style:letter-kerning="false" style:font-name-asian="맑은 고딕" style:font-size-asian="12pt" style:language-asian="ko" style:country-asian="KR" style:font-name-complex="맑은 고딕" style:font-size-complex="12pt"/>
    </style:style>
    <style:style style:name="P7" style:family="paragraph" style:parent-style-name="바탕글">
      <style:paragraph-properties fo:margin-left="0cm" fo:margin-right="0cm" fo:margin-top="0cm" fo:margin-bottom="0cm" fo:line-height="29%" fo:text-align="center" style:justify-single-word="false" fo:text-indent="0cm" style:auto-text-indent="false" fo:padding="0cm" fo:border="none" style:shadow="none" style:line-break="strict" style:vertical-align="auto" style:snap-to-layout-grid="true"/>
    </style:style>
    <style:style style:name="P8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</style:style>
    <style:style style:name="P9" style:family="paragraph" style:parent-style-name="Standard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10" style:family="paragraph" style:parent-style-name="Standard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11" style:family="paragraph" style:parent-style-name="Text_20_body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12" style:family="paragraph" style:parent-style-name="Text_20_body">
      <style:paragraph-properties fo:margin-left="0cm" fo:margin-right="0cm" fo:margin-top="0cm" fo:margin-bottom="0cm" fo:line-height="93%" fo:text-align="center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13" style:family="paragraph" style:parent-style-name="Standard">
      <style:paragraph-properties fo:margin-left="0cm" fo:margin-right="0cm" fo:margin-top="0cm" fo:margin-bottom="0cm" fo:line-height="93%" fo:text-align="center" style:justify-single-word="false" fo:text-indent="0cm" style:auto-text-indent="false" fo:background-color="transparent" fo:padding="0cm" fo:border="none" style:shadow="none" style:vertical-align="auto" style:snap-to-layout-grid="true">
        <style:background-image/>
      </style:paragraph-properties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14" style:family="paragraph" style:parent-style-name="바탕글">
      <style:paragraph-properties fo:margin-left="0cm" fo:margin-right="0cm" fo:margin-top="0cm" fo:margin-bottom="0cm" fo:line-height="93%" fo:text-align="center" style:justify-single-word="false" fo:text-indent="0cm" style:auto-text-indent="false" fo:background-color="transparent" fo:padding="0cm" fo:border="none" style:shadow="none" style:line-break="strict" style:vertical-align="auto" style:snap-to-layout-grid="true">
        <style:background-image/>
      </style:paragraph-properties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15" style:family="paragraph" style:parent-style-name="바탕글">
      <style:paragraph-properties fo:line-height="93%" fo:text-align="center" style:justify-single-word="false" fo:background-color="transparent" style:line-break="strict">
        <style:background-image/>
      </style:paragraph-properties>
      <style:text-properties style:font-name="맑은 고딕" style:font-name-asian="맑은 고딕" style:language-asian="ko" style:country-asian="KR" style:font-name-complex="맑은 고딕"/>
    </style:style>
    <style:style style:name="P16" style:family="paragraph" style:parent-style-name="바탕글">
      <style:paragraph-properties fo:line-height="93%"/>
    </style:style>
    <style:style style:name="P17" style:family="paragraph" style:parent-style-name="바탕글">
      <style:paragraph-properties fo:line-height="93%"/>
      <style:text-properties style:font-name="맑은 고딕" style:font-name-asian="맑은 고딕" style:font-name-complex="맑은 고딕"/>
    </style:style>
    <style:style style:name="P18" style:family="paragraph" style:parent-style-name="바탕글">
      <style:paragraph-properties fo:line-height="93%"/>
      <style:text-properties style:font-name="맑은 고딕" fo:font-size="10pt" style:letter-kerning="false" style:font-name-asian="맑은 고딕" style:font-size-asian="10pt" style:language-asian="ko" style:country-asian="KR" style:font-name-complex="맑은 고딕" style:font-size-complex="10pt"/>
    </style:style>
    <style:style style:name="P19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.101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20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.101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21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.101cm" style:auto-text-indent="false" fo:padding="0cm" fo:border="none" style:shadow="none" style:vertical-align="auto" style:snap-to-layout-grid="true"/>
      <style:text-properties style:font-name="맑은 고딕" fo:font-size="12pt" fo:letter-spacing="normal" style:letter-kerning="false" style:font-name-asian="맑은 고딕" style:font-size-asian="12pt" style:font-name-complex="맑은 고딕" style:font-size-complex="12pt"/>
    </style:style>
    <style:style style:name="P22" style:family="paragraph" style:parent-style-name="바탕글">
      <style:paragraph-properties fo:margin-left="0.101cm" fo:margin-right="0cm" fo:margin-top="0cm" fo:margin-bottom="0cm" fo:line-height="95%" fo:text-align="justify" style:justify-single-word="false" fo:text-indent="0.101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23" style:family="paragraph" style:parent-style-name="바탕글">
      <style:paragraph-properties fo:margin-left="0.101cm" fo:margin-right="0cm" fo:margin-top="0cm" fo:margin-bottom="0cm" fo:line-height="95%" fo:text-align="justify" style:justify-single-word="false" fo:text-indent="0.101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24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.3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25" style:family="paragraph" style:parent-style-name="바탕글" style:master-page-name="Standard">
      <style:paragraph-properties fo:margin-left="0cm" fo:margin-right="0cm" fo:margin-top="0cm" fo:margin-bottom="0cm" fo:line-height="93%" fo:text-align="center" style:justify-single-word="false" fo:text-indent="0cm" style:auto-text-indent="false" style:page-number="auto" fo:padding="0cm" fo:border="none" style:shadow="none" style:line-break="strict" style:vertical-align="auto" style:snap-to-layout-grid="true"/>
      <style:text-properties style:font-name="맑은 고딕" fo:font-size="25pt" fo:letter-spacing="normal" fo:font-weight="bold" style:letter-kerning="false" style:font-name-asian="맑은 고딕" style:font-size-asian="25pt" style:font-weight-asian="bold" style:font-name-complex="맑은 고딕" style:font-size-complex="25pt" style:font-weight-complex="bold"/>
    </style:style>
    <style:style style:name="P26" style:family="paragraph" style:parent-style-name="바탕글" style:list-style-name="L1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2pt" fo:letter-spacing="normal" style:letter-kerning="false" style:font-name-asian="맑은 고딕" style:font-size-asian="12pt" style:font-name-complex="맑은 고딕" style:font-size-complex="12pt"/>
    </style:style>
    <style:style style:name="P27" style:family="paragraph" style:parent-style-name="바탕글" style:list-style-name="L1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28" style:family="paragraph" style:parent-style-name="바탕글" style:list-style-name="L3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29" style:family="paragraph" style:parent-style-name="바탕글" style:list-style-name="L5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30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31" style:family="paragraph" style:parent-style-name="바탕글" style:list-style-name="L2">
      <style:paragraph-properties fo:margin-left="0cm" fo:margin-right="0cm" fo:margin-top="0cm" fo:margin-bottom="0cm" fo:line-height="104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P32" style:family="paragraph" style:parent-style-name="바탕글" style:list-style-name="L3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33" style:family="paragraph" style:parent-style-name="바탕글" style:list-style-name="L4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34" style:family="paragraph" style:parent-style-name="바탕글" style:list-style-name="L6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35" style:family="paragraph" style:parent-style-name="바탕글">
      <style:paragraph-properties fo:margin-left="0cm" fo:margin-right="0cm" fo:margin-top="0cm" fo:margin-bottom="0cm" fo:line-height="93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P36" style:family="paragraph" style:parent-style-name="바탕글">
      <style:paragraph-properties fo:line-height="93%"/>
      <style:text-properties style:font-name="맑은 고딕" style:font-name-asian="맑은 고딕" style:font-name-complex="맑은 고딕"/>
    </style:style>
    <style:style style:name="P37" style:family="paragraph" style:parent-style-name="바탕글" style:list-style-name="L8">
      <style:paragraph-properties fo:line-height="93%"/>
      <style:text-properties style:font-name="맑은 고딕" style:font-name-asian="맑은 고딕" style:font-name-complex="맑은 고딕"/>
    </style:style>
    <style:style style:name="T1" style:family="text">
      <style:text-properties style:language-asian="ko" style:country-asian="KR"/>
    </style:style>
    <style:style style:name="T2" style:family="text">
      <style:text-properties style:use-window-font-color="true"/>
    </style:style>
    <style:style style:name="T3" style:family="text">
      <style:text-properties style:font-name="맑은 고딕" fo:font-size="12pt" style:font-name-asian="맑은 고딕" style:font-size-asian="12pt" style:language-asian="ko" style:country-asian="KR" style:font-name-complex="맑은 고딕" style:font-size-complex="12pt"/>
    </style:style>
    <style:style style:name="T4" style:family="text">
      <style:text-properties style:font-name="맑은 고딕" fo:font-size="12pt" style:font-name-asian="맑은 고딕" style:font-size-asian="12pt" style:font-name-complex="맑은 고딕" style:font-size-complex="12pt"/>
    </style:style>
    <style:style style:name="T5" style:family="text"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T6" style:family="text">
      <style:text-properties style:font-name="맑은 고딕" fo:font-size="10pt" fo:letter-spacing="normal" style:letter-kerning="false" style:font-name-asian="맑은 고딕" style:font-size-asian="10pt" style:language-asian="ko" style:country-asian="KR" style:font-name-complex="맑은 고딕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2pt" style:language-asian="ko" style:country-asian="KR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language-asian="ko" style:country-asian="KR" style:font-weight-asian="bold" style:font-weight-complex="bold"/>
    </style:style>
    <style:style style:name="T11" style:family="text">
      <style:text-properties fo:font-weight="normal" style:language-asian="ko" style:country-asian="KR" style:font-weight-asian="normal" style:font-weight-complex="normal"/>
    </style:style>
    <style:style style:name="T12" style:family="text">
      <style:text-properties fo:letter-spacing="normal"/>
    </style:style>
    <style:style style:name="T13" style:family="text">
      <style:text-properties fo:font-size="10pt" fo:letter-spacing="normal" style:letter-kerning="false" style:font-size-asian="10pt" style:font-size-complex="10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table:number-columns-spanned="5" office:value-type="string">
            <text:p text:style-name="P25">프로젝트 수행 계획서</text:p>
          </table:table-cell>
          <table:covered-table-cell/>
          <table:covered-table-cell/>
          <table:covered-table-cell/>
          <table:covered-table-cell/>
        </table:table-row>
        <table:table-row table:style-name="표1.1">
          <table:table-cell table:style-name="표1.A2" table:number-rows-spanned="2" office:value-type="string">
            <text:p text:style-name="P1">프로젝트명</text:p>
          </table:table-cell>
          <table:table-cell table:style-name="표1.B2" table:number-rows-spanned="2" table:number-columns-spanned="2" office:value-type="string">
            <text:p text:style-name="P3">뷰티 인 사이트</text:p>
            <text:p text:style-name="P3">(Beauty in site)</text:p>
          </table:table-cell>
          <table:covered-table-cell/>
          <table:table-cell table:style-name="표1.A2" office:value-type="string">
            <text:p text:style-name="P1">팀명</text:p>
          </table:table-cell>
          <table:table-cell table:style-name="표1.B2" office:value-type="string">
            <text:p text:style-name="P3">예외는없다</text:p>
          </table:table-cell>
        </table:table-row>
        <table:table-row table:style-name="표1.1">
          <table:covered-table-cell/>
          <table:covered-table-cell/>
          <table:covered-table-cell/>
          <table:table-cell table:style-name="표1.D3" office:value-type="string">
            <text:p text:style-name="P1">인원</text:p>
          </table:table-cell>
          <table:table-cell table:style-name="표1.E3" office:value-type="float" office:value="5">
            <text:p text:style-name="P3">5</text:p>
          </table:table-cell>
        </table:table-row>
        <table:table-row table:style-name="표1.4">
          <table:table-cell table:style-name="표1.D3" office:value-type="string">
            <text:p text:style-name="P3">조원</text:p>
          </table:table-cell>
          <table:table-cell table:style-name="표1.B4" table:number-columns-spanned="4" office:value-type="string">
            <text:p text:style-name="P3">이명문, 조재훈, 성이수, 민경선, 최윤서</text:p>
          </table:table-cell>
          <table:covered-table-cell/>
          <table:covered-table-cell/>
          <table:covered-table-cell/>
        </table:table-row>
        <table:table-row table:style-name="표1.4">
          <table:table-cell table:style-name="표1.A2" table:number-rows-spanned="3" office:value-type="string">
            <text:p text:style-name="P3">개요</text:p>
          </table:table-cell>
          <table:table-cell table:style-name="표1.B5" table:number-columns-spanned="2" office:value-type="string">
            <text:p text:style-name="P15">활용 분야</text:p>
          </table:table-cell>
          <table:covered-table-cell/>
          <table:table-cell table:style-name="표1.B2" table:number-columns-spanned="2" office:value-type="string">
            <text:p text:style-name="P3"><text:span text:style-name="T2">커뮤니티 친화적인</text:span> 쇼핑몰</text:p>
          </table:table-cell>
          <table:covered-table-cell/>
        </table:table-row>
        <table:table-row table:style-name="표1.4">
          <table:covered-table-cell/>
          <table:table-cell table:style-name="표1.B5" table:number-columns-spanned="2" office:value-type="string">
            <text:p text:style-name="P3">선정 이유</text:p>
          </table:table-cell>
          <table:covered-table-cell/>
          <table:table-cell table:style-name="표1.B2" table:number-columns-spanned="2" office:value-type="string">
            <text:p text:style-name="P3"><text:s/>현업에서 실제로 사용되는 웹 개발 기술과 경험을 쌓을 수 있어서 선정하게 되었음. </text:p>
          </table:table-cell>
          <table:covered-table-cell/>
        </table:table-row>
        <table:table-row table:style-name="표1.4">
          <table:covered-table-cell/>
          <table:table-cell table:style-name="표1.B5" table:number-columns-spanned="2" office:value-type="string">
            <text:p text:style-name="P3">개발 목표</text:p>
          </table:table-cell>
          <table:covered-table-cell/>
          <table:table-cell table:style-name="표1.B2" table:number-columns-spanned="2" office:value-type="string">
            <text:p text:style-name="P11">화장품 쇼핑몰 개발의 목표는 사용자 친화적인 인터페이스를 통해 직관적인 쇼핑 경험을 제공하고, 안정성과 보안을 강화하는 것입니다. </text:p>
            <text:p text:style-name="P12">성능 최적과 데이터베이스 관리 등 실무적인 이해와 능력을 키우고 실제 쇼핑몰에서 발생할 수 있는 다양한 문제들에 대응하는 능력을 키우는 것이 목표입니다.</text:p>
            <text:p text:style-name="P11"/>
          </table:table-cell>
          <table:covered-table-cell/>
        </table:table-row>
        <table:table-row table:style-name="표1.4">
          <table:table-cell table:style-name="표1.A2" office:value-type="string">
            <text:p text:style-name="P1">내용</text:p>
            <text:p text:style-name="P1">(중분류 까지)</text:p>
          </table:table-cell>
          <table:table-cell table:style-name="표1.B2" table:number-columns-spanned="4" office:value-type="string">
            <text:p text:style-name="P2"/>
            <text:p text:style-name="P2">1. 주체</text:p>
            <text:p text:style-name="P5"><text:s text:c="2"/>일반 회원, 관리자 </text:p>
            <text:p text:style-name="P2"><text:s/></text:p>
            <text:list xml:id="list7169870149721593592" text:style-name="L1">
              <text:list-header>
                <text:p text:style-name="P26"><text:span text:style-name="T1">1) </text:span>일반 회원</text:p>
                <text:list>
                  <text:list-item>
                    <text:list>
                      <text:list-header>
                        <text:p text:style-name="P27"><text:s text:c="4"/><text:span text:style-name="T1">- 상품 리뷰를 별점 평 별로 조회하여 보다 신중한 구매 가능.</text:span></text:p>
                        <text:p text:style-name="P27"><text:s text:c="4"/><text:span text:style-name="T1">- </text:span>원하는 상품을 카테고리별로 쉽게 검색하여 볼 수 있고, 상품 구매,</text:p>
                      </text:list-header>
                    </text:list>
                  </text:list-item>
                </text:list>
              </text:list-header>
            </text:list>
            <text:p text:style-name="P2"><text:s text:c="6"/>상품평, 장바구니, 최근 본 상품, 챗봇, 쿠폰, 이벤트 등을 활용하여 </text:p>
            <text:p text:style-name="P2"><text:s text:c="6"/><text:span text:style-name="T1">물품 구매에 만족을 높인다. </text:span></text:p>
            <text:p text:style-name="P2"/>
            <text:p text:style-name="P16"><text:s/><text:span text:style-name="T3">2) </text:span><text:span text:style-name="T4">관리자</text:span></text:p>
            <text:p text:style-name="P18"><text:s text:c="5"/>- 제품 관리 : 화장품의 정보를 추가, 수정, 삭제</text:p>
            <text:p text:style-name="P17"><text:s text:c="5"/>- 회원관리 : 회원 정보의 조회, 수정, 삭제를 담당하며 </text:p>
            <text:p text:style-name="P17"><text:s text:c="21"/>필요한 경우 회원의 활동제한가능</text:p>
            <text:list xml:id="list4197283075726540102" text:style-name="L8">
              <text:list-item>
                <text:list>
                  <text:list-item>
                    <text:p text:style-name="P37"><text:span text:style-name="T1">주문 관리 : 회원의 주문 정보를 확인하고, 주문 상태를 업데이트</text:span></text:p>
                  </text:list-item>
                  <text:list-item>
                    <text:p text:style-name="P37"><text:span text:style-name="T1">리뷰 관리 : 회원들이 작성한 리뷰를 확인하고, 필요한 경우 삭제</text:span></text:p>
                  </text:list-item>
                </text:list>
              </text:list-item>
            </text:list>
            <text:p text:style-name="P17"><text:span text:style-name="T13">2. 주기능</text:span></text:p>
            <text:p text:style-name="P2"/>
            <text:list xml:id="list7808100581474662759" text:style-name="L2">
              <text:list-header>
                <text:p text:style-name="P31"><text:span text:style-name="T7"><text:s/></text:span><text:span text:style-name="T8">1)</text:span><text:span text:style-name="T7">일반회원</text:span></text:p>
                <text:p text:style-name="P31"><text:span text:style-name="T1"><text:s text:c="9"/></text:span><text:span text:style-name="T10">로그인</text:span></text:p>
              </text:list-header>
            </text:list>
            <text:p text:style-name="P2"><text:s text:c="7"/>- 회원가입</text:p>
            <text:p text:style-name="P2"><text:soft-page-break/><text:s text:c="7"/>- 로그인 ( 아이디/비밀번호 찾기 메일을 통한 임시비밀번호 전송)</text:p>
            <text:list xml:id="list2564526227595808470" text:style-name="L3">
              <text:list-item>
                <text:list>
                  <text:list-header>
                    <text:p text:style-name="P28"><text:s text:c="7"/><text:span text:style-name="T1">-</text:span> 회원 정보 수정 ( 비밀번호, 주소 등)</text:p>
                    <text:p text:style-name="P28"><text:s text:c="8"/><text:span text:style-name="T1">-회원 탈퇴(비밀번호 재입력 후 회원 탈퇴) </text:span></text:p>
                    <text:list>
                      <text:list-item>
                        <text:list>
                          <text:list-header>
                            <text:p text:style-name="P28"><text:s text:c="9"/><text:span text:style-name="T10">상품 조회</text:span></text:p>
                            <text:p text:style-name="P28"><text:s text:c="7"/>- <text:span text:style-name="T1">원하는 상품 검색 </text:span>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  <text:p text:style-name="P4"><text:s text:c="7"/>- 상품을 판매 순, 평점 순으로 정렬하여 조회 </text:p>
            <text:list xml:id="list32335568" text:continue-numbering="true" text:style-name="L3">
              <text:list-item>
                <text:list>
                  <text:list-header>
                    <text:p text:style-name="P32"><text:s text:c="7"/>- 상품 상세내용 확인 / 구매 <text:s/></text:p>
                    <text:p text:style-name="P28"><text:span text:style-name="T1"><text:s text:c="5"/></text:span><text:s text:c="2"/>- 해당 상품 리뷰/댓글</text:p>
                  </text:list-header>
                </text:list>
              </text:list-item>
            </text:list>
            <text:p text:style-name="P2"><text:s text:c="9"/><text:span text:style-name="T10">위시리스트 </text:span></text:p>
            <text:list xml:id="list1704948725779252014" text:style-name="L4">
              <text:list-item>
                <text:list>
                  <text:list-item>
                    <text:list>
                      <text:list-header>
                        <text:p text:style-name="P33"><text:s text:c="9"/>-목록 조회/장바구니에 담기 </text:p>
                      </text:list-header>
                    </text:list>
                  </text:list-item>
                </text:list>
              </text:list-item>
            </text:list>
            <text:p text:style-name="P2"><text:span text:style-name="T10"><text:s text:c="9"/></text:span><text:span text:style-name="T9">장바구니</text:span></text:p>
            <text:p text:style-name="P2"><text:span text:style-name="T9"><text:s text:c="8"/></text:span><text:span text:style-name="T11">-목록 조회/선택 상품 구매하기</text:span></text:p>
            <text:p text:style-name="P2"><text:s text:c="7"/><text:span text:style-name="T9"><text:s/>주문/</text:span><text:span text:style-name="T10">배송 </text:span><text:span text:style-name="T9">내역 </text:span></text:p>
            <text:list xml:id="list6389962402896571377" text:style-name="L5">
              <text:list-item>
                <text:list>
                  <text:list-item>
                    <text:list>
                      <text:list-header>
                        <text:p text:style-name="P29"><text:s text:c="7"/><text:span text:style-name="T1">-</text:span>주문한 상품 <text:span text:style-name="T1">내역 조회</text:span></text:p>
                      </text:list-header>
                    </text:list>
                  </text:list-item>
                </text:list>
              </text:list-item>
            </text:list>
            <text:p text:style-name="P2"><text:span text:style-name="T1"><text:s text:c="6"/>-취소 반품 신청</text:span> <text:s text:c="5"/></text:p>
            <text:p text:style-name="P2"><text:s text:c="6"/><text:span text:style-name="T1">-배송 현황 조회 </text:span><text:s text:c="7"/></text:p>
            <text:p text:style-name="P2"><text:s text:c="8"/><text:span text:style-name="T10">고객센터</text:span></text:p>
            <text:p text:style-name="P2"><text:s text:c="8"/>공지사항/ <text:span text:style-name="T1">FAQ </text:span><text:s/>열람</text:p>
            <text:p text:style-name="P2"><text:s text:c="7"/><text:span text:style-name="T1">- 1:1 문의 글 등록</text:span></text:p>
            <text:p text:style-name="P4"><text:s text:c="7"/>- 챗봇을 이용한 1:1 문의 (챗봇API)</text:p>
            <text:p text:style-name="P2"><text:s text:c="7"/><text:span text:style-name="T9"><text:s text:c="2"/></text:span><text:span text:style-name="T10">등급 </text:span></text:p>
            <text:p text:style-name="P2"><text:s text:c="9"/><text:span text:style-name="T1">등급 선정 기능 및 혜택 기능</text:span> <text:s text:c="4"/></text:p>
            <text:p text:style-name="P2"><text:s text:c="9"/><text:span text:style-name="T9">쿠폰, </text:span><text:span text:style-name="T10">포인트 </text:span></text:p>
            <text:p text:style-name="P6"/>
            <text:p text:style-name="P2"><text:span text:style-name="T8">2)</text:span><text:span text:style-name="T7"> 관리자</text:span></text:p>
            <text:p text:style-name="P2"><text:s text:c="5"/>- 회원 정보 관리</text:p>
            <text:p text:style-name="P2"><text:s text:c="5"/>- 상품분류 목록 관리</text:p>
            <text:p text:style-name="P2"><text:s text:c="5"/>- 상품별 관리</text:p>
            <text:p text:style-name="P2"><text:s text:c="5"/>- 상품별 리뷰/ 댓글 게시판 관리</text:p>
            <text:p text:style-name="P2"><text:s text:c="5"/>- 고객별 배송문의/ 상품문의 게시판 관리</text:p>
            <text:p text:style-name="P2"><text:s text:c="5"/>- 고객센터 관리</text:p>
            <text:p text:style-name="P2"><text:s text:c="7"/>(공지사항, 자주묻는 질문) </text:p>
            <text:p text:style-name="P2"><text:s text:c="5"/>- 배송업체 관리</text:p>
            <text:p text:style-name="P2"><text:s text:c="4"/></text:p>
            <text:p text:style-name="P2"><text:s text:c="5"/>- 주문/ 배송관리</text:p>
            <text:p text:style-name="P2"><text:s text:c="5"/>- 카드사 결제 관리</text:p>
            <text:p text:style-name="P2"><text:s text:c="5"/>- 취소/환불 관리</text:p>
            <text:p text:style-name="P2"><text:s text:c="5"/>- 물품 등록 / 삭제 / 수정</text:p>
            <text:p text:style-name="P2"><text:s text:c="5"/>- 매<text:span text:style-name="T1">출</text:span> 통계 (그래프) <text:span text:style-name="T1">조회 </text:span></text:p>
            <text:p text:style-name="P2"><text:s text:c="5"/></text:p>
            <text:p text:style-name="P2">3. 세부기능</text:p>
            <text:p text:style-name="P2"><text:s/></text:p>
            <text:p text:style-name="P19"><text:soft-page-break/><text:s text:c="4"/><text:span text:style-name="T7">1) 일반회원</text:span></text:p>
            <text:p text:style-name="P21"/>
            <text:p text:style-name="P19"><text:s text:c="6"/><text:span text:style-name="T1">-</text:span> 회원가입</text:p>
            <text:p text:style-name="P19"><text:s text:c="8"/>ID, Password, 이름, 주소(주소API사용), 전화번호,</text:p>
            <text:p text:style-name="P19"><text:s text:c="7"/>이메일, 생년월일<text:span text:style-name="T1">(필수 사항)</text:span> 입력할 수 있게 하고, <text:span text:style-name="T1">사용자</text:span></text:p>
            <text:p text:style-name="P19"><text:span text:style-name="T1"><text:s text:c="7"/>피부 타입과 피부 고민의</text:span> <text:span text:style-name="T1">정보(선택 사항)를</text:span> 입력 <text:span text:style-name="T1">하여 회원</text:span></text:p>
            <text:p text:style-name="P19"><text:span text:style-name="T1"><text:s text:c="7"/>가입을 할 수 있다</text:span>. </text:p>
            <text:p text:style-name="P2"><text:span text:style-name="T1"><text:s text:c="8"/>- </text:span>로그인</text:p>
            <text:p text:style-name="P19"><text:s text:c="8"/>ID와 Password가 일치하면 로그인 <text:span text:style-name="T1">성공 메시지와 함께 </text:span></text:p>
            <text:p text:style-name="P19"><text:span text:style-name="T1"><text:s text:c="7"/>로그인 된 <text:s/>메인 페이지로 이동하고</text:span> 로그인 실패시 <text:span text:style-name="T1">실패 </text:span></text:p>
            <text:p text:style-name="P19"><text:span text:style-name="T1"><text:s text:c="8"/>메시지를 띄운다.</text:span> <text:s text:c="3"/></text:p>
            <text:p text:style-name="P19"><text:s text:c="7"/></text:p>
            <text:p text:style-name="P19"><text:s text:c="7"/><text:span text:style-name="T1">네이버, 카카오, 구글 아이디 연동을 통한 자동 로그인을 선택할 <text:s text:c="19"/></text:span></text:p>
            <text:p text:style-name="P19"><text:span text:style-name="T1"><text:s text:c="7"/>수 있다. </text:span><text:s text:c="3"/></text:p>
            <text:p text:style-name="P19"/>
            <text:p text:style-name="P19"><text:s text:c="6"/>: ID찾기는 이름과 <text:span text:style-name="T1">이메일이 </text:span>일치할 때, <text:span text:style-name="T1">ID를 현재 창에</text:span></text:p>
            <text:p text:style-name="P19"><text:span text:style-name="T1"><text:s text:c="5"/></text:span><text:s text:c="2"/><text:span text:style-name="T1">표시해 주고</text:span> <text:span text:style-name="T1">비밀번호 </text:span>찾기는 아이디, 이름, 핸드폰 <text:span text:style-name="T1">번호가</text:span></text:p>
            <text:p text:style-name="P20"><text:s text:c="7"/>일치할 시 SMS인증 번호를 입력하고 등록한 이메일로 임시</text:p>
            <text:p text:style-name="P20"><text:s text:c="8"/>비밀번호를 받는다. <text:s text:c="3"/></text:p>
            <text:p text:style-name="P19"><text:s text:c="6"/></text:p>
            <text:p text:style-name="P19"><text:s text:c="5"/><text:span text:style-name="T1">- </text:span>회원정보 수정</text:p>
            <text:p text:style-name="P19"><text:s text:c="7"/><text:span text:style-name="T1">회원은 회원 정보를 수정할 수 있다. <text:s/></text:span>비밀번호가 일치해야 </text:p>
            <text:p text:style-name="P19"><text:s text:c="7"/>수정 가능하며, 아이디를 제외한 정보를 수정할 수 있다.</text:p>
            <text:list xml:id="list2014816961802944038" text:style-name="L6">
              <text:list-item>
                <text:list>
                  <text:list-item>
                    <text:list>
                      <text:list-header>
                        <text:p text:style-name="P34"><text:s text:c="6"/>-회원 탈퇴</text:p>
                        <text:p text:style-name="P34"><text:s text:c="7"/>비밀번호를 재입력하고 탈퇴 신청 시 탈퇴 사유를 묻는 메시지를</text:p>
                        <text:p text:style-name="P34"><text:s text:c="7"/>띄우고 탈퇴를 완료할 수 있게 한다. <text:s text:c="6"/></text:p>
                      </text:list-header>
                    </text:list>
                  </text:list-item>
                </text:list>
              </text:list-item>
            </text:list>
            <text:p text:style-name="P2"><text:s text:c="6"/><text:span text:style-name="T1">- 원하는 상품 검색</text:span></text:p>
            <text:p text:style-name="P4"><text:s text:c="8"/>회원은 상품 이름, 브랜드, 상품 카테고리 등의 키워드를 입력</text:p>
            <text:p text:style-name="P4"><text:s text:c="7"/>하여 원하는 상품을 검색 할 수 있다. 회원은 가격, 평점, 리뷰 수</text:p>
            <text:p text:style-name="P4"><text:s text:c="7"/>등의 기준으로 검색 결과를 필터링 할 수 있다.</text:p>
            <text:p text:style-name="P4"><text:s text:c="5"/></text:p>
            <text:p text:style-name="P4"><text:s text:c="7"/>-상품 상세내역 조회 및 구매</text:p>
            <text:p text:style-name="P4"><text:s text:c="9"/>회원은 상품 리스트에서 특정 상품을 클릭하여 상세정보(</text:p>
            <text:p text:style-name="P4"><text:s text:c="6"/>상품 설명, 리뷰 및 평점)을 확인할 수 있다. </text:p>
            <text:p text:style-name="P4"><text:s text:c="6"/>회원은 상품 페이지에서 원하는 수량과 옵션을 선택하여 장바구니 <text:s/>에 담거나 바로 결제하기를 통해 결제 페이지로 넘어갈 수 있다. </text:p>
            <text:p text:style-name="P4"/>
            <text:p text:style-name="P2"><text:span text:style-name="T1"><text:s text:c="5"/>-</text:span> 해당 상품 리뷰</text:p>
            <text:p text:style-name="P23"><text:s text:c="4"/><text:span text:style-name="T1">회원은 상품에 대한 리뷰를 <text:s/>조회할 수 있다. </text:span></text:p>
            <text:p text:style-name="P22"><text:s text:c="4"/>자신이 작성한 상품 리뷰를 수정하고 삭제할 수 있다. </text:p>
            <text:p text:style-name="P22"><text:s text:c="4"/>리뷰에 좋아요를 눌러 공감을 표시 할 수 있다. </text:p>
            <text:p text:style-name="P4"/>
            <text:p text:style-name="P2"><text:soft-page-break/><text:s text:c="6"/><text:span text:style-name="T1">- 해당 상품 리뷰 </text:span>댓글</text:p>
            <text:p text:style-name="P2"><text:s text:c="6"/><text:span text:style-name="T1">회원은 다른 회원이 작성한 리뷰에 댓글을 남길 수 있다. </text:span></text:p>
            <text:p text:style-name="P2"/>
            <text:p text:style-name="P2"><text:s text:c="6"/><text:span text:style-name="T1">- 찜 상품 기능</text:span></text:p>
            <text:p text:style-name="P2"><text:s text:c="7"/><text:span text:style-name="T1">회원은 원하는 상품을 찜하여 관심 상품으로 등록 할 수 있다.</text:span></text:p>
            <text:p text:style-name="P4"><text:s text:c="7"/>상품 페이지에서 찜 버튼을 클릭하면 해당 상품이 등록된다.</text:p>
            <text:p text:style-name="P4"><text:s text:c="7"/>등록한 찜 목록을 한눈에 볼 수 있고, 삭제할 수 있다. </text:p>
            <text:p text:style-name="P4"><text:s text:c="7"/>찜 상품에서 원하는 상품을 바로 장바구니에 담거나 구매</text:p>
            <text:p text:style-name="P4"><text:s text:c="7"/>할 수 있다. 이를 통해 빠르고 편리하게 상품을 구매할 수 있다.</text:p>
            <text:p text:style-name="P2"><text:s text:c="5"/></text:p>
            <text:p text:style-name="P2"><text:span text:style-name="T1"><text:s text:c="6"/>-장바구니 상품 등록</text:span></text:p>
            <text:p text:style-name="P4"><text:s text:c="6"/>회원은 원하는 상품의 '장바구니 담기' 버튼을 클릭하여 장바구니</text:p>
            <text:p text:style-name="P4"><text:s text:c="6"/>등록을 할 수 있다. 장바구니 아이콘을 클릭하여 장바구니 상품 </text:p>
            <text:p text:style-name="P4"><text:s text:c="7"/>목록을 조회하고 전체/일부 선택하여 삭제할 수 있다. </text:p>
            <text:p text:style-name="P4"><text:s text:c="5"/></text:p>
            <text:p text:style-name="P4"><text:s text:c="3"/>장바구니에 담긴 상품을 모두 확인하고 결제 </text:p>
            <text:p text:style-name="P4"><text:s text:c="5"/>하고자 할 때 결제 버튼을 눌러 결제 페이지로 이동 한다.</text:p>
            <text:p text:style-name="P2"/>
            <text:p text:style-name="P2"><text:s text:c="4"/>- 주문내역확인</text:p>
            <text:p text:style-name="P2"><text:s text:c="6"/><text:span text:style-name="T1">회원은 마이 페이지에서 자신의 주문 목록을 확인 할 수 있다 . </text:span></text:p>
            <text:p text:style-name="P4"><text:s text:c="4"/>주문한 상품의 이름, 가격, 수량, 주문 날짜, 주문 상태의 정보를</text:p>
            <text:p text:style-name="P4"><text:s text:c="4"/>확인 할 수 있다. 배송 현황을 알 수 있다. </text:p>
            <text:p text:style-name="P4"/>
            <text:p text:style-name="P2"><text:span text:style-name="T1"><text:s text:c="5"/>- </text:span>관심 상품목록</text:p>
            <text:p text:style-name="P2"><text:s text:c="8"/>오른쪽 팝업형식으로 고객이 최근 본 순서대로 상품을 나열시켜</text:p>
            <text:p text:style-name="P2"><text:s text:c="8"/>언제든지 확인 할 수 있게 구현한다.</text:p>
            <text:p text:style-name="P2"><text:s text:c="6"/></text:p>
            <text:p text:style-name="P2"><text:s text:c="5"/><text:span text:style-name="T1">- </text:span>주문한 내역 취소/ 반품</text:p>
            <text:p text:style-name="P2"><text:s text:c="8"/>주문을 하고 물건이 마음에 들지 않을 때 결제를 하지 않았</text:p>
            <text:p text:style-name="P2"><text:s text:c="8"/>다면 취소, 결제도 하고 물건을 받았다면 7일 이내에 반품을 </text:p>
            <text:p text:style-name="P2"><text:s text:c="8"/>할 수 있다.</text:p>
            <text:p text:style-name="P2"><text:s/></text:p>
            <text:p text:style-name="P2"><text:s text:c="5"/><text:span text:style-name="T1">- </text:span><text:s/>공지사항/ <text:span text:style-name="T1">FAQ</text:span> 열람</text:p>
            <text:p text:style-name="P2"><text:s text:c="7"/><text:span text:style-name="T1">회원은 공지사항 / FAQ메뉴를 통해 공지사항을 확인 할 수 있다.</text:span></text:p>
            <text:p text:style-name="P4"><text:s text:c="6"/>공지사항 메뉴를 통해 최신 공지사항을 확인 할 수 있다.</text:p>
            <text:p text:style-name="P4"><text:s text:c="6"/>FAQ메뉴를 통해 자주 묻는 질문들을 확인 할 수 있다. 질문을 </text:p>
            <text:p text:style-name="P4"><text:s text:c="6"/>선택하여 상세 내용을 확인 할 수있다.</text:p>
            <text:p text:style-name="P4"/>
            <text:p text:style-name="P4"><text:s text:c="6"/>- 1:1 문의게시판</text:p>
            <text:p text:style-name="P2"><text:s text:c="8"/><text:span text:style-name="T1">회원은 고객센터에 1:1문의 메뉴를 통해 문의글을 작성 할 수</text:span></text:p>
            <text:p text:style-name="P4"><text:s text:c="6"/>있다. 문의글 작성 시 문의 유형(배송,결제,상품등)을 입력 </text:p>
            <text:p text:style-name="P4"><text:s text:c="6"/>하고 웹사이트 관리자가 문의글에 답변을 달면, 회원은 자신이 </text:p>
            <text:p text:style-name="P4"><text:soft-page-break/><text:s text:c="6"/>작성한 문의글에서 상세 답변을 확인 할 수 있다.</text:p>
            <text:p text:style-name="P2"/>
            <text:p text:style-name="P2"><text:s text:c="6"/><text:span text:style-name="T1">-</text:span>챗봇을 이용한 1:1 문의 </text:p>
            <text:p text:style-name="P2"><text:s text:c="8"/><text:span text:style-name="T1">회원은 고객센터 내의 챗봇 1:1 문의를 통하여 대화를 시작</text:span></text:p>
            <text:p text:style-name="P4"><text:s text:c="7"/>할 수 있다. <text:s/>대화창에 질문을 입력하여 상품, 배송, 결제 등 다양한</text:p>
            <text:p text:style-name="P4"><text:s text:c="7"/>주제에 대해 가능하다. 챗봇은 회원의 질문을 분석하여 가장</text:p>
            <text:p text:style-name="P4"><text:s text:c="7"/>적절한 답변을 제공한다. 답변은 데이터 베이스에 저장된 정보를</text:p>
            <text:p text:style-name="P4"><text:s text:c="7"/>기반으로 한다. 이때 만족하지 못한 결과를 얻었을 경우 바로 </text:p>
            <text:p text:style-name="P4"><text:s text:c="7"/>1:1 문의로 전환하여 문의글을 작성 할 수 있다.</text:p>
            <text:p text:style-name="P4"/>
            <text:p text:style-name="P9"><text:s text:c="7"/><text:span text:style-name="T1">-</text:span> 쿠폰 확인</text:p>
            <text:p text:style-name="P2"><text:s text:c="8"/><text:span text:style-name="T1">회원은 마이페이지의 쿠폰 메뉴를 통해 보유한 쿠폰 목록을 </text:span></text:p>
            <text:p text:style-name="P4"><text:s text:c="6"/>확인 할 수 있다. 각 쿠폰의 이름, 할인 금액 or 할인율, 만료 날짜</text:p>
            <text:p text:style-name="P4"><text:s text:c="6"/>등을 확인 할 수 있다.</text:p>
            <text:p text:style-name="P2"><text:s text:c="2"/></text:p>
            <text:p text:style-name="P2"><text:s text:c="7"/><text:span text:style-name="T1">- 피부 타입 관리</text:span></text:p>
            <text:p text:style-name="P2"><text:s text:c="7"/><text:span text:style-name="T1">회원은 마이페이지의 피부 타입 수정 메뉴에서 가입 시 입력했던</text:span></text:p>
            <text:p text:style-name="P4"><text:s text:c="5"/>피부 타입과 피부 고민을 확인하고, 수정할 수 있다. </text:p>
            <text:p text:style-name="P4"><text:s text:c="5"/>피부 타입에 따른 상품이 추천되며, 이를 통해 회원은 자신의 피부</text:p>
            <text:p text:style-name="P4"><text:s text:c="5"/>타입과 피부 고민에 가장 적합한 상품을 찾을 수 있다.</text:p>
            <text:p text:style-name="P4"/>
            <text:p text:style-name="P4"><text:s text:c="6"/>- 포인트 확인</text:p>
            <text:p text:style-name="P4"><text:s text:c="7"/>회원은 마이페이지의 포인트 내역을 통해 현재 자신이 보유하고</text:p>
            <text:p text:style-name="P4"><text:s text:c="5"/>있는 포인트 잔액을 확인 할 수있고, 적립하고 사용한 내역을 </text:p>
            <text:p text:style-name="P4"><text:s text:c="5"/>확인 할 수 있다. 회원은 상품 결제시, 포인트를 사용한만큼 상품</text:p>
            <text:p text:style-name="P4"><text:s text:c="5"/>금액을 할인 받을 수 있다. </text:p>
            <text:p text:style-name="P4"><text:s text:c="5"/></text:p>
            <text:p text:style-name="P2"><text:s text:c="6"/><text:span text:style-name="T1">- 등급 선정 기준 및 혜택 확인</text:span></text:p>
            <text:p text:style-name="P4"><text:s text:c="7"/>회원은 마이페이지의 나의 등급 페이지에서 현재 등급과 등급</text:p>
            <text:p text:style-name="P4"><text:s text:c="5"/>선정 기준을 확인 할 수 있다. 등급 선정 기준은 기간 내 누적 금액</text:p>
            <text:p text:style-name="P4"><text:s text:c="5"/>을 기반으로 한다. 또한 등급 별 혜택 메뉴를 통해 각 등급 별로 </text:p>
            <text:p text:style-name="P4"><text:s text:c="5"/>제공되는 쿠폰과 적립율을 확인 할 수 있다. </text:p>
            <text:p text:style-name="P4"><text:s text:c="2"/></text:p>
            <text:p text:style-name="P2"><text:s text:c="5"/><text:span text:style-name="T7"><text:s/></text:span><text:span text:style-name="T8">2) </text:span><text:span text:style-name="T7">쇼핑몰 관리자</text:span></text:p>
            <text:p text:style-name="P2"><text:s text:c="5"/></text:p>
            <text:p text:style-name="P2"><text:span text:style-name="T1"><text:s text:c="4"/>-</text:span> 회원정보 관리</text:p>
            <text:p text:style-name="P2"><text:s text:c="6"/><text:span text:style-name="T1">관리자는 회원 관리 페이지에서 모든 회원의 목록을 조회 할 </text:span></text:p>
            <text:p text:style-name="P4"><text:s text:c="3"/>수 있다. 관리자는 회원의 ID,이름 등의 정보를</text:p>
            <text:p text:style-name="P4"><text:s text:c="4"/>기준으로 특정 회원 검색을 할 수 있다. 회원 목록에서 특정</text:p>
            <text:p text:style-name="P4"><text:s text:c="4"/>회원을 선택하여 그 회원의 상세 정보를 확인 할 수 있다. 이때</text:p>
            <text:p text:style-name="P4"><text:s text:c="4"/>회원의 개인정보, 등급, 가입 이력, 구매 이력, 쿠폰 및 포인트 사용</text:p>
            <text:p text:style-name="P4"><text:s text:c="3"/>이력을 확인 할 수 있다. <text:s text:c="2"/></text:p>
            <text:p text:style-name="P2"><text:soft-page-break/><text:s text:c="8"/></text:p>
            <text:p text:style-name="P2"/>
            <text:p text:style-name="P2"><text:s text:c="5"/><text:span text:style-name="T1">-</text:span> 상품분류 목록관리</text:p>
            <text:p text:style-name="P2"><text:s text:c="7"/><text:span text:style-name="T1">관리자는 상품 분류를 생성하고 수정 할 수 있다. <text:s/></text:span></text:p>
            <text:p text:style-name="P4"><text:s text:c="6"/>관리자는 각 분류에 속한 상품들의 목록을 확인 할 수 있다. 이때</text:p>
            <text:p text:style-name="P4"><text:s text:c="6"/>각 상품의 이름, 가격, 재고 수량, 판매 상태 등의 정보를 확인 할</text:p>
            <text:p text:style-name="P4"><text:s text:c="6"/>수 있다 .</text:p>
            <text:p text:style-name="P2"><text:s text:c="4"/></text:p>
            <text:p text:style-name="P2"><text:s text:c="7"/>: 상품리뷰/ 댓글 게시판 관리</text:p>
            <text:p text:style-name="P2"><text:s text:c="9"/>고객들이 작성한 상품리뷰와 댓글을 관리<text:span text:style-name="T1">한다. </text:span></text:p>
            <text:p text:style-name="P2"><text:s text:c="9"/></text:p>
            <text:p text:style-name="P2"><text:s text:c="7"/>: 배송문의/ 상품문의 게시판 관리</text:p>
            <text:p text:style-name="P2"><text:s text:c="9"/>일반고객이 게시판에 문의한 글을 확인하여 관리한다.</text:p>
            <text:p text:style-name="P2"><text:s text:c="4"/></text:p>
            <text:p text:style-name="P2"><text:s text:c="6"/>: <text:s/>고객센터관리</text:p>
            <text:p text:style-name="P2"><text:s text:c="9"/><text:span text:style-name="T1">회원의 1:1 문의를 조회하고 답변을 달 수 있다.</text:span></text:p>
            <text:p text:style-name="P4"><text:s text:c="9"/>공지사항을 등록할 수 있다. </text:p>
            <text:p text:style-name="P2"/>
            <text:p text:style-name="P2"><text:s text:c="7"/>: <text:span text:style-name="T1">주문 및 </text:span>배송 <text:span text:style-name="T1">시스템 관리</text:span></text:p>
            <text:p text:style-name="P2"><text:s text:c="9"/><text:span text:style-name="T1">회원의 구매가 결정되면 <text:s/>해당 상품의 재고를 갱신한다. </text:span></text:p>
            <text:p text:style-name="P4"><text:s text:c="8"/>주문이 처리되면 <text:s/>회원에게 주문 확인 이메일을 보내고</text:p>
            <text:p text:style-name="P4"><text:s text:c="9"/>배송 현황을 반영하여 배송 및 추적 정보를 제공한다. </text:p>
            <text:p text:style-name="P4"><text:s text:c="9"/></text:p>
            <text:p text:style-name="P4"><text:s text:c="7"/>: 고객 지원</text:p>
            <text:p text:style-name="P4"><text:s text:c="8"/>회원의 주문에 대한 문의나 추가적인 요청사항을 확인하고 </text:p>
            <text:p text:style-name="P4"><text:s text:c="9"/>반영할 수 있다. </text:p>
            <text:p text:style-name="P4"><text:s text:c="8"/></text:p>
            <text:p text:style-name="P4"><text:s text:c="7"/>: 재고모니터링</text:p>
            <text:p text:style-name="P4"><text:s text:c="5"/>주문 처리 후 관리자는 재고 상태를 모니터링하여 품절시 입고 주문 <text:s text:c="7"/></text:p>
            <text:p text:style-name="P4"><text:s text:c="5"/>을 발주하거나 품절 사실을 업데이트 할 수 있다. </text:p>
            <text:p text:style-name="P4"><text:s text:c="8"/></text:p>
            <text:p text:style-name="P4"><text:s text:c="8"/>환불 및 반품처리</text:p>
            <text:p text:style-name="P4"><text:s text:c="7"/>:회원의 요청에 따라 해당 상품 환불 및 반품 여부를 확인한 후 </text:p>
            <text:p text:style-name="P4"><text:s text:c="8"/>포인트를 환불 한다. </text:p>
            <text:p text:style-name="P4"/>
            <text:p text:style-name="P2"><text:s text:c="7"/>: 매출내역관리 </text:p>
            <text:p text:style-name="P8"><text:span text:style-name="T5"><text:s text:c="8"/></text:span><text:span text:style-name="T6">특정 기간 동안의 총 매출, 각 상품 카테고리 별 판매 현황, 인기 <text:s text:c="4"/>상품, 할인 쿠폰 사용 현황 등을 조회할 수 있다. </text:span></text:p>
            <text:p text:style-name="P1"/>
          </table:table-cell>
          <table:covered-table-cell/>
          <table:covered-table-cell/>
          <table:covered-table-cell/>
        </table:table-row>
        <table:table-row table:style-name="표1.4">
          <table:table-cell table:style-name="표1.A2" office:value-type="string">
            <text:p text:style-name="P3">기대 효과</text:p>
          </table:table-cell>
          <table:table-cell table:style-name="표1.B2" table:number-columns-spanned="4" office:value-type="string">
            <text:p text:style-name="P9">일반고객 : 서비스를 이용하여 원하는 상품을 비교하여 구매할 수 </text:p>
            <text:p text:style-name="P9"><text:s text:c="14"/>있기에 편리함을 부여한다.</text:p>
            <text:p text:style-name="P2"><text:s/></text:p>
            <text:p text:style-name="P2"><text:soft-page-break/><text:s/>관리자 : 쇼핑몰에 상품을 등록하여 판매이득을 얻을 수 있다.</text:p>
          </table:table-cell>
          <table:covered-table-cell/>
          <table:covered-table-cell/>
          <table:covered-table-cell/>
        </table:table-row>
        <table:table-row table:style-name="표1.4">
          <table:table-cell table:style-name="표1.A2" table:number-rows-spanned="2" office:value-type="string">
            <text:p text:style-name="P14">기타</text:p>
          </table:table-cell>
          <table:table-cell table:style-name="표1.B5" office:value-type="string">
            <text:p text:style-name="P13">개발 환경</text:p>
          </table:table-cell>
          <table:table-cell table:style-name="표1.B2" table:number-columns-spanned="3" office:value-type="string">
            <text:p text:style-name="P1">Eclipse, Oracle, javaFx, SVN</text:p>
          </table:table-cell>
          <table:covered-table-cell/>
          <table:covered-table-cell/>
        </table:table-row>
        <table:table-row table:style-name="표1.4">
          <table:covered-table-cell/>
          <table:table-cell table:style-name="표1.B5" office:value-type="string">
            <text:p text:style-name="P10">선수지식</text:p>
          </table:table-cell>
          <table:table-cell table:style-name="표1.B2" table:number-columns-spanned="3" office:value-type="string">
            <text:p text:style-name="P1">JavaFx, Oracle , ibatis. rmi</text:p>
            <text:p text:style-name="P1">API(주소, 메일, 챗봇, 캡챠)</text:p>
          </table:table-cell>
          <table:covered-table-cell/>
          <table:covered-table-cell/>
        </table:table-row>
        <table:table-row table:style-name="표1.4">
          <table:table-cell table:style-name="표1.A2" office:value-type="string">
            <text:p text:style-name="P3">프로젝트 </text:p>
            <text:p text:style-name="P3">예상</text:p>
            <text:p text:style-name="P3">소요시간</text:p>
          </table:table-cell>
          <table:table-cell table:style-name="표1.B5" office:value-type="string">
            <text:p text:style-name="P10">주말포함 여부</text:p>
          </table:table-cell>
          <table:table-cell table:style-name="표1.B2" table:number-columns-spanned="3" office:value-type="string">
            <text:p text:style-name="P1"><text:span text:style-name="T1">2024</text:span>.0<text:span text:style-name="T1">1</text:span>.<text:span text:style-name="T1">08</text:span> ~ <text:span text:style-name="T1">2024</text:span>.<text:span text:style-name="T1">01</text:span>.<text:span text:style-name="T1">2</text:span>2 <text:span text:style-name="T1">(주말포함 </text:span>약 672시간<text:span text:style-name="T1">)</text:span>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1" svg:font-family="Arial"/>
    <style:font-face style:name="OpenSymbol" svg:font-family="OpenSymbol"/>
    <style:font-face style:name="맑은 고딕" svg:font-family="'맑은 고딕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바탕글" style:family="paragraph">
      <style:paragraph-properties fo:margin-left="0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No_20_Spacing" style:display-name="No Spacing" style:family="paragraph">
      <style:paragraph-properties fo:margin-left="0cm" fo:margin-right="0cm" fo:margin-top="0cm" fo:margin-bottom="0cm" fo:line-height="10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class="chapter">
      <style:paragraph-properties fo:margin-left="0cm" fo:margin-right="0cm" fo:margin-top="0.423cm" fo:margin-bottom="0.212cm" fo:line-height="160%" fo:text-align="center" style:justify-single-word="false" fo:text-indent="0cm" style:auto-text-indent="false" fo:padding="0cm" fo:border="none" style:shadow="none" style:vertical-align="auto" style:snap-to-layout-grid="true"/>
      <style:text-properties style:font-name="Arial1" fo:font-size="16pt" fo:letter-spacing="normal" fo:font-weight="bold" style:letter-kerning="false" style:font-name-asian="Arial1" style:font-size-asian="16pt" style:font-weight-asian="bold" style:font-name-complex="Arial1" style:font-size-complex="16pt" style:font-weight-complex="bold"/>
    </style:style>
    <style:style style:name="Subtitle" style:family="paragraph" style:class="chapter">
      <style:paragraph-properties fo:margin-left="0cm" fo:margin-right="0cm" fo:margin-top="0cm" fo:margin-bottom="0.106cm" fo:line-height="160%" fo:text-align="center" style:justify-single-word="false" fo:text-indent="0cm" style:auto-text-indent="false" fo:padding="0cm" fo:border="none" style:shadow="none" style:vertical-align="auto" style:snap-to-layout-grid="true"/>
      <style:text-properties style:font-name="Arial1" fo:font-size="12pt" fo:letter-spacing="normal" style:letter-kerning="false" style:font-name-asian="Arial1" style:font-size-asian="12pt" style:font-name-complex="Arial1" style:font-size-complex="12pt"/>
    </style:style>
    <style:style style:name="heading_20_1" style:display-name="heading 1" style:family="paragraph">
      <style:paragraph-properties fo:margin-left="0cm" fo:margin-right="0cm" fo:margin-top="0cm" fo:margin-bottom="0.282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4pt" fo:letter-spacing="normal" style:letter-kerning="false" style:font-name-asian="Arial1" style:font-size-asian="14pt" style:font-name-complex="Arial1" style:font-size-complex="14pt"/>
    </style:style>
    <style:style style:name="heading_20_2" style:display-name="heading 2" style:family="paragraph">
      <style:paragraph-properties fo:margin-left="0cm" fo:margin-right="0cm" fo:margin-top="0cm" fo:margin-bottom="0.282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3" style:display-name="heading 3" style:family="paragraph">
      <style:paragraph-properties fo:margin-left="2.469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4" style:display-name="heading 4" style:family="paragraph">
      <style:paragraph-properties fo:margin-left="2.822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fo:font-weight="bold" style:letter-kerning="false" style:font-name-asian="Arial1" style:font-size-asian="10pt" style:font-weight-asian="bold" style:font-name-complex="Arial1" style:font-size-complex="10pt" style:font-weight-complex="bold"/>
    </style:style>
    <style:style style:name="heading_20_5" style:display-name="heading 5" style:family="paragraph">
      <style:paragraph-properties fo:margin-left="3.175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6" style:display-name="heading 6" style:family="paragraph">
      <style:paragraph-properties fo:margin-left="3.528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fo:font-weight="bold" style:letter-kerning="false" style:font-name-asian="Arial1" style:font-size-asian="10pt" style:font-weight-asian="bold" style:font-name-complex="Arial1" style:font-size-complex="10pt" style:font-weight-complex="bold"/>
    </style:style>
    <style:style style:name="heading_20_7" style:display-name="heading 7" style:family="paragraph">
      <style:paragraph-properties fo:margin-left="3.881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8" style:display-name="heading 8" style:family="paragraph">
      <style:paragraph-properties fo:margin-left="4.233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heading_20_9" style:display-name="heading 9" style:family="paragraph">
      <style:paragraph-properties fo:margin-left="4.586cm" fo:margin-right="0cm" fo:margin-top="0cm" fo:margin-bottom="0.282cm" fo:line-height="160%" fo:text-align="justify" style:justify-single-word="false" fo:text-indent="-0.706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Quote" style:family="paragraph">
      <style:paragraph-properties fo:margin-left="1.524cm" fo:margin-right="1.524cm" fo:margin-top="0.353cm" fo:margin-bottom="0.282cm" fo:line-height="160%" fo:text-align="center" style:justify-single-word="false" fo:text-indent="0cm" style:auto-text-indent="false" fo:padding="0cm" fo:border="none" style:shadow="none" style:vertical-align="auto" style:snap-to-layout-grid="true"/>
      <style:text-properties fo:color="#404040"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Intense_20_Quote" style:display-name="Intense Quote" style:family="paragraph">
      <style:paragraph-properties fo:margin-left="1.676cm" fo:margin-right="1.676cm" fo:margin-top="0.635cm" fo:margin-bottom="0.635cm" fo:line-height="160%" fo:text-align="center" style:justify-single-word="false" fo:text-indent="0cm" style:auto-text-indent="false" fo:padding="0cm" fo:border-left="none" fo:border-right="none" fo:border-top="0.011cm solid #5b9bd5" fo:border-bottom="0.011cm solid #5b9bd5" style:shadow="none" style:vertical-align="auto" style:snap-to-layout-grid="true"/>
      <style:text-properties fo:color="#5b9bd5"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List_20_Paragraph" style:display-name="List Paragraph" style:family="paragraph">
      <style:paragraph-properties fo:margin-left="1.49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Heading" style:display-name="TOC Heading" style:family="paragraph">
      <style:paragraph-properties fo:margin-left="0cm" fo:margin-right="0cm" fo:margin-top="0cm" fo:margin-bottom="0cm" fo:line-height="160%" fo:text-align="start" style:justify-single-word="false" fo:text-indent="0cm" style:auto-text-indent="false" fo:padding="0cm" fo:border="none" style:shadow="none" style:vertical-align="auto" style:snap-to-layout-grid="true"/>
      <style:text-properties fo:color="#2e74b5" style:font-name="Arial1" fo:font-size="16pt" fo:letter-spacing="normal" style:letter-kerning="false" style:font-name-asian="Arial1" style:font-size-asian="16pt" style:font-name-complex="Arial1" style:font-size-complex="16pt"/>
    </style:style>
    <style:style style:name="toc_20_1" style:display-name="toc 1" style:family="paragraph">
      <style:paragraph-properties fo:margin-left="0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2" style:display-name="toc 2" style:family="paragraph">
      <style:paragraph-properties fo:margin-left="0.75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3" style:display-name="toc 3" style:family="paragraph">
      <style:paragraph-properties fo:margin-left="1.49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4" style:display-name="toc 4" style:family="paragraph">
      <style:paragraph-properties fo:margin-left="2.24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5" style:display-name="toc 5" style:family="paragraph">
      <style:paragraph-properties fo:margin-left="2.99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6" style:display-name="toc 6" style:family="paragraph">
      <style:paragraph-properties fo:margin-left="3.748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7" style:display-name="toc 7" style:family="paragraph">
      <style:paragraph-properties fo:margin-left="4.498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8" style:display-name="toc 8" style:family="paragraph">
      <style:paragraph-properties fo:margin-left="5.248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toc_20_9" style:display-name="toc 9" style:family="paragraph">
      <style:paragraph-properties fo:margin-left="5.997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본문" style:family="paragraph">
      <style:paragraph-properties fo:margin-left="0.52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개요_20_1" style:display-name="개요 1" style:family="paragraph">
      <style:paragraph-properties fo:margin-left="0.353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개요_20_2" style:display-name="개요 2" style:family="paragraph">
      <style:paragraph-properties fo:margin-left="0.706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개요_20_3" style:display-name="개요 3" style:family="paragraph">
      <style:paragraph-properties fo:margin-left="1.058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개요_20_4" style:display-name="개요 4" style:family="paragraph">
      <style:paragraph-properties fo:margin-left="1.411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개요_20_5" style:display-name="개요 5" style:family="paragraph">
      <style:paragraph-properties fo:margin-left="1.764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개요_20_6" style:display-name="개요 6" style:family="paragraph">
      <style:paragraph-properties fo:margin-left="2.117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개요_20_7" style:display-name="개요 7" style:family="paragraph">
      <style:paragraph-properties fo:margin-left="2.469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쪽_20_번호" style:display-name="쪽 번호" style:family="paragraph">
      <style:paragraph-properties fo:margin-left="0cm" fo:margin-right="0cm" fo:margin-top="0cm" fo:margin-bottom="0cm" fo:line-height="160%" fo:text-align="justify" style:justify-single-word="false" fo:text-indent="0cm" style:auto-text-indent="false" fo:padding="0cm" fo:border="none" style:shadow="none" style:vertical-align="auto" style:snap-to-layout-grid="true"/>
      <style:text-properties style:font-name="맑은 고딕" fo:font-size="10pt" fo:letter-spacing="normal" style:letter-kerning="false" style:font-name-asian="맑은 고딕" style:font-size-asian="10pt" style:font-name-complex="맑은 고딕" style:font-size-complex="10pt"/>
    </style:style>
    <style:style style:name="머리말" style:family="paragraph">
      <style:paragraph-properties fo:margin-left="0cm" fo:margin-right="0cm" fo:margin-top="0cm" fo:margin-bottom="0cm" fo:line-height="150%" fo:text-align="justify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" fo:font-size="9pt" fo:letter-spacing="normal" style:letter-kerning="false" style:font-name-asian="맑은 고딕" style:font-size-asian="9pt" style:font-name-complex="맑은 고딕" style:font-size-complex="9pt"/>
    </style:style>
    <style:style style:name="Footnote" style:family="paragraph" style:class="extra">
      <style:paragraph-properties fo:margin-left="0.462cm" fo:margin-right="0cm" fo:margin-top="0cm" fo:margin-bottom="0cm" fo:line-height="130%" fo:text-align="justify" style:justify-single-word="false" fo:text-indent="-0.462cm" style:auto-text-indent="false" fo:padding="0cm" fo:border="none" style:shadow="none" style:vertical-align="auto" style:snap-to-layout-grid="true"/>
      <style:text-properties style:font-name="맑은 고딕" fo:font-size="9pt" fo:letter-spacing="normal" style:letter-kerning="false" style:font-name-asian="맑은 고딕" style:font-size-asian="9pt" style:font-name-complex="맑은 고딕" style:font-size-complex="9pt"/>
    </style:style>
    <style:style style:name="Endnote" style:family="paragraph" style:class="extra">
      <style:paragraph-properties fo:margin-left="0.462cm" fo:margin-right="0cm" fo:margin-top="0cm" fo:margin-bottom="0cm" fo:line-height="130%" fo:text-align="justify" style:justify-single-word="false" fo:text-indent="-0.462cm" style:auto-text-indent="false" fo:padding="0cm" fo:border="none" style:shadow="none" style:vertical-align="auto" style:snap-to-layout-grid="true"/>
      <style:text-properties style:font-name="맑은 고딕" fo:font-size="9pt" fo:letter-spacing="normal" style:letter-kerning="false" style:font-name-asian="맑은 고딕" style:font-size-asian="9pt" style:font-name-complex="맑은 고딕" style:font-size-complex="9pt"/>
    </style:style>
    <style:style style:name="메모" style:family="paragraph">
      <style:paragraph-properties fo:margin-left="0cm" fo:margin-right="0cm" fo:margin-top="0cm" fo:margin-bottom="0cm" fo:line-height="130%" fo:text-align="start" style:justify-single-word="false" fo:text-indent="0cm" style:auto-text-indent="false" fo:padding="0cm" fo:border="none" style:shadow="none" style:line-break="strict" style:vertical-align="auto" style:snap-to-layout-grid="true"/>
      <style:text-properties style:font-name="맑은 고딕" fo:font-size="9pt" fo:letter-spacing="-0.016cm" style:letter-kerning="false" style:font-name-asian="맑은 고딕" style:font-size-asian="9pt" style:font-name-complex="맑은 고딕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style:font-name="Arial1" fo:font-size="10pt" fo:letter-spacing="normal" style:letter-kerning="false" style:font-name-asian="Arial1" style:font-size-asian="10pt" style:font-name-complex="Arial1" style:font-size-complex="10pt"/>
    </style:style>
    <style:style style:name="Subtle_20_Emphasis" style:display-name="Subtle Emphasis" style:family="text">
      <style:text-properties fo:color="#404040"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Emphasis" style:family="text">
      <style:text-properties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Intense_20_Emphasis" style:display-name="Intense Emphasis" style:family="text">
      <style:text-properties fo:color="#5b9bd5" style:font-name="Arial1" fo:font-size="10pt" fo:letter-spacing="normal" fo:font-style="italic" style:letter-kerning="false" style:font-name-asian="Arial1" style:font-size-asian="10pt" style:font-style-asian="italic" style:font-name-complex="Arial1" style:font-size-complex="10pt" style:font-style-complex="italic"/>
    </style:style>
    <style:style style:name="Strong" style:family="text">
      <style:text-properties style:font-name="Arial1" fo:font-size="10pt" fo:letter-spacing="normal" fo:font-weight="bold" style:letter-kerning="false" style:font-name-asian="Arial1" style:font-size-asian="10pt" style:font-weight-asian="bold" style:font-name-complex="Arial1" style:font-size-complex="10pt" style:font-weight-complex="bold"/>
    </style:style>
    <style:style style:name="Subtle_20_Reference" style:display-name="Subtle Reference" style:family="text">
      <style:text-properties fo:color="#5a5a5a" style:font-name="Arial1" fo:font-size="10pt" fo:letter-spacing="normal" style:letter-kerning="false" style:font-name-asian="Arial1" style:font-size-asian="10pt" style:font-name-complex="Arial1" style:font-size-complex="10pt"/>
    </style:style>
    <style:style style:name="Intense_20_Reference" style:display-name="Intense Reference" style:family="text">
      <style:text-properties fo:color="#5b9bd5" style:font-name="Arial1" fo:font-size="10pt" fo:letter-spacing="normal" fo:font-weight="bold" style:letter-kerning="false" style:font-name-asian="Arial1" style:font-size-asian="10pt" style:font-weight-asian="bold" style:font-name-complex="Arial1" style:font-size-complex="10pt" style:font-weight-complex="bold"/>
    </style:style>
    <style:style style:name="Book_20_Title" style:display-name="Book Title" style:family="text">
      <style:text-properties style:font-name="Arial1" fo:font-size="10pt" fo:letter-spacing="normal" fo:font-style="italic" fo:font-weight="bold" style:letter-kerning="false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language-asian="ko" style:country-asian="KR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suffix=")" style:num-format="1" text:start-value="0" text:footnotes-position="page" text:start-numbering-at="page"/>
    <text:notes-configuration text:note-class="endnote" text:citation-style-name="Endnote_20_Symbol" text:master-page-name="Endnote" style:num-suffix=")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3cm" fo:margin-right="3cm" fo:border="none" fo:padding="0cm" style:shadow="none" style:writing-mode="lr-tb" style:footnote-max-height="0cm">
        <style:columns fo:column-count="1" fo:column-gap="0cm">
          <style:column-sep style:width="0.011cm" style:color="#000000" style:height="100%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프로젝트 수행 계획서</dc:title>
    <dc:description/>
    <dc:subject/>
    <meta:keyword/>
    <meta:creation-date>2016-01-21T00:04:18.000</meta:creation-date>
    <meta:print-date>2018-12-17T10:43:36.000000000</meta:print-date>
    <meta:generator>OpenOffice/4.1.14$Win32 OpenOffice.org_project/4114m1$Build-9811</meta:generator>
    <dc:date>2024-01-08T12:08:03.87</dc:date>
    <meta:editing-duration>PT8H59M34S</meta:editing-duration>
    <meta:editing-cycles>49</meta:editing-cycles>
    <dc:creator>경선 민</dc:creator>
    <meta:document-statistic meta:table-count="1" meta:image-count="0" meta:object-count="0" meta:page-count="7" meta:paragraph-count="243" meta:word-count="3420" meta:character-count="6055"/>
  </office:meta>
</office:document-meta>
</file>